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Arial" svg:font-family="Arial" style:font-family-generic="swiss"/>
    <style:font-face style:name="Courier New2" svg:font-family="'Courier New'" style:font-pitch="variable"/>
    <style:font-face style:name="Open Sans" svg:font-family="'Open Sans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775cm" fo:margin-left="6.586cm" fo:margin-top="0cm" fo:margin-bottom="0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23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fo:padding-left="0.092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-left="0.092cm" fo:padding-right="0.097cm" fo:padding-top="0.097cm" fo:padding-bottom="0.097cm" fo:border="0.25pt solid #000000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>
        <style:tab-stops>
          <style:tab-stop style:position="0.635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0.635cm"/>
        </style:tab-stops>
      </style:paragraph-properties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0.635cm"/>
        </style:tab-stops>
      </style:paragraph-properties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P10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normal" style:font-size-asian="10pt" style:font-weight-asian="normal" style:font-name-complex="Times New Roman" style:font-weight-complex="normal"/>
    </style:style>
    <style:style style:name="P11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12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bold" style:font-size-asian="10pt" style:font-weight-asian="bold" style:font-name-complex="Times New Roman" style:font-weight-complex="bold"/>
    </style:style>
    <style:style style:name="P13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bold" style:font-size-asian="10pt" style:font-weight-asian="bold" style:font-name-complex="Times New Roman" style:font-size-complex="10pt" style:font-weight-complex="bold"/>
    </style:style>
    <style:style style:name="P14" style:family="paragraph" style:parent-style-name="Standard">
      <style:paragraph-properties>
        <style:tab-stops>
          <style:tab-stop style:position="0.635cm"/>
        </style:tab-stops>
      </style:paragraph-properties>
      <style:text-properties fo:language="en" fo:country="US" fo:font-weight="normal" style:font-weight-asian="normal" style:font-weight-complex="normal"/>
    </style:style>
    <style:style style:name="P15" style:family="paragraph" style:parent-style-name="Standard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7" style:family="paragraph" style:parent-style-name="Frame_20_contents">
      <style:text-properties fo:font-size="16pt" style:font-size-asian="16pt" style:font-size-complex="16pt"/>
    </style:style>
    <style:style style:name="P18" style:family="paragraph" style:parent-style-name="Frame_20_contents">
      <style:paragraph-properties fo:text-align="end" style:justify-single-word="false"/>
      <style:text-properties fo:font-size="16pt" style:font-size-asian="16pt" style:font-size-complex="16pt"/>
    </style:style>
    <style:style style:name="P19" style:family="paragraph" style:parent-style-name="Frame_20_contents">
      <style:text-properties fo:font-size="16pt" officeooo:rsid="001d82fc" officeooo:paragraph-rsid="001d82fc" style:font-size-asian="16pt" style:font-size-complex="16pt"/>
    </style:style>
    <style:style style:name="P20" style:family="paragraph" style:parent-style-name="Frame_20_contents">
      <style:paragraph-properties style:snap-to-layout-grid="false"/>
      <style:text-properties fo:font-size="18pt" fo:font-weight="bold" style:font-size-asian="18pt" style:font-weight-asian="bold" style:font-size-complex="18pt"/>
    </style:style>
    <style:style style:name="P21" style:family="paragraph" style:parent-style-name="Frame_20_contents">
      <style:text-properties style:use-window-font-color="true"/>
    </style:style>
    <style:style style:name="P22" style:family="paragraph" style:parent-style-name="Standard" style:list-style-name="WW8Num2">
      <style:paragraph-properties>
        <style:tab-stops>
          <style:tab-stop style:position="0.635cm"/>
        </style:tab-stops>
      </style:paragraph-properties>
    </style:style>
    <style:style style:name="P23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officeooo:paragraph-rsid="001d82fc"/>
    </style:style>
    <style:style style:name="P24" style:family="paragraph" style:parent-style-name="Standard" style:list-style-name="WW8Num3">
      <style:paragraph-properties>
        <style:tab-stops>
          <style:tab-stop style:position="0.635cm"/>
        </style:tab-stops>
      </style:paragraph-properties>
    </style:style>
    <style:style style:name="P25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0pt" fo:language="ru" fo:country="RU" style:text-underline-style="none" fo:font-weight="bold" style:font-size-asian="10pt" style:font-weight-asian="bold" style:font-name-complex="Times New Roman" style:font-size-complex="10pt" style:font-weight-complex="bold"/>
    </style:style>
    <style:style style:name="P26" style:family="paragraph" style:parent-style-name="Standard" style:list-style-name="WW8Num3">
      <style:paragraph-properties>
        <style:tab-stops>
          <style:tab-stop style:position="0.635cm"/>
        </style:tab-stops>
      </style:paragraph-properties>
      <style:text-properties style:font-name="Times New Roman" fo:font-size="10pt" fo:language="ru" fo:country="RU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P27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0pt" fo:language="ru" fo:country="RU" style:text-underline-style="none" fo:font-weight="normal" officeooo:paragraph-rsid="001d82fc" style:font-size-asian="10pt" style:font-weight-asian="normal" style:font-name-complex="Times New Roman" style:font-size-complex="10pt" style:font-weight-complex="normal"/>
    </style:style>
    <style:style style:name="P28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0pt" fo:language="ru" fo:country="RU" fo:font-weight="bold" style:font-size-asian="10pt" style:font-weight-asian="bold" style:font-name-complex="Times New Roman" style:font-size-complex="10pt" style:font-weight-complex="bold"/>
    </style:style>
    <style:style style:name="P29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bold" style:font-size-asian="10pt" style:font-weight-asian="bold" style:font-name-complex="Times New Roman" style:font-weight-complex="bold"/>
    </style:style>
    <style:style style:name="P30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paragraph-rsid="001e205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officeooo:paragraph-rsid="001e2051" style:font-size-asian="14pt" style:font-name-complex="Times New Roman1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officeooo:paragraph-rsid="001e2051" style:font-size-asian="14pt" style:font-name-complex="Times New Roman1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officeooo:paragraph-rsid="001e2051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e2051" style:font-size-asian="14pt" style:font-weight-asian="bold" style:font-name-complex="Times New Roman1" style:font-size-complex="14pt"/>
    </style:style>
    <style:style style:name="P36" style:family="paragraph" style:parent-style-name="Standard">
      <style:paragraph-properties>
        <style:tab-stops>
          <style:tab-stop style:position="0.635cm"/>
        </style:tab-stops>
      </style:paragraph-properties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e2051" style:font-size-asian="14pt" style:font-name-complex="Times New Roman1" style:font-size-complex="14pt"/>
    </style:style>
    <style:style style:name="P38" style:family="paragraph" style:parent-style-name="Table_20_Contents">
      <style:paragraph-properties fo:margin-top="0cm" fo:margin-bottom="0.353cm" loext:contextual-spacing="false" text:number-lines="false" text:line-number="0"/>
      <style:text-properties style:font-name="Times New Roman" fo:font-size="14pt" officeooo:paragraph-rsid="001e2051" style:font-size-asian="14pt" style:font-size-complex="14pt"/>
    </style:style>
    <style:style style:name="P39" style:family="paragraph" style:parent-style-name="Table_20_Contents">
      <style:paragraph-properties fo:margin-top="0cm" fo:margin-bottom="0.353cm" loext:contextual-spacing="false" style:snap-to-layout-grid="false"/>
      <style:text-properties style:font-name="Times New Roman" fo:font-size="14pt" officeooo:paragraph-rsid="001e2051" style:font-size-asian="14pt" style:font-size-complex="14pt"/>
    </style:style>
    <style:style style:name="P40" style:family="paragraph" style:parent-style-name="Table_20_Contents">
      <style:paragraph-properties fo:margin-top="0cm" fo:margin-bottom="0.353cm" loext:contextual-spacing="false"/>
      <style:text-properties style:font-name="Times New Roman" fo:font-size="14pt" officeooo:paragraph-rsid="001e2051" style:font-size-asian="14pt" style:font-size-complex="14pt"/>
    </style:style>
    <style:style style:name="P41" style:family="paragraph" style:parent-style-name="Frame_20_contents">
      <style:text-properties fo:font-size="18pt" fo:language="en" fo:country="US" fo:font-weight="normal" officeooo:rsid="001d82fc" officeooo:paragraph-rsid="001d82fc" style:font-size-asian="18pt" style:font-weight-asian="normal" style:font-size-complex="18pt" style:font-weight-complex="normal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language="en" fo:country="US" fo:font-weight="bold" style:font-size-asian="18pt" style:font-weight-asian="bold" style:font-size-complex="18pt"/>
    </style:style>
    <style:style style:name="T3" style:family="text">
      <style:text-properties fo:font-size="18pt" fo:language="ru" fo:country="RU" fo:font-weight="bold" style:font-size-asian="18pt" style:font-weight-asian="bold" style:font-size-complex="18pt"/>
    </style:style>
    <style:style style:name="T4" style:family="text">
      <style:text-properties style:text-position="0% 100%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5" style:family="text">
      <style:text-properties fo:font-size="10pt" fo:language="en" fo:country="US" style:text-underline-style="none" fo:font-weight="bold" style:font-size-asian="10pt" style:font-weight-asian="bold" style:font-weight-complex="bold"/>
    </style:style>
    <style:style style:name="T6" style:family="text">
      <style:text-properties style:font-name="Times New Roman" fo:font-size="10pt" style:font-size-asian="10pt" style:font-name-complex="Times New Roman" style:font-size-complex="10pt"/>
    </style:style>
    <style:style style:name="T7" style:family="text">
      <style:text-properties style:font-name="Times New Roman" fo:font-size="10pt" fo:language="ru" fo:country="RU" style:text-underline-style="none" style:font-size-asian="10pt" style:font-name-complex="Times New Roman"/>
    </style:style>
    <style:style style:name="T8" style:family="text">
      <style:text-properties style:font-name="Times New Roman" fo:font-size="10pt" fo:language="ru" fo:country="RU" style:text-underline-style="none" style:font-size-asian="10pt" style:font-name-complex="Times New Roman" style:font-size-complex="10pt"/>
    </style:style>
    <style:style style:name="T9" style:family="text">
      <style:text-properties style:font-name="Times New Roman" fo:font-size="10pt" fo:language="ru" fo:country="RU" style:text-underline-style="none" fo:font-weight="bold" style:font-size-asian="10pt" style:font-weight-asian="bold" style:font-name-complex="Times New Roman" style:font-size-complex="10pt" style:font-weight-complex="bold"/>
    </style:style>
    <style:style style:name="T10" style:family="text">
      <style:text-properties style:font-name="Times New Roman" fo:font-size="10pt" fo:language="ru" fo:country="RU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T11" style:family="text">
      <style:text-properties style:font-name="Times New Roman" fo:font-size="10pt" fo:language="en" fo:country="US" style:text-underline-style="none" style:font-size-asian="10pt" style:font-name-complex="Times New Roman" style:font-size-complex="10pt"/>
    </style:style>
    <style:style style:name="T12" style:family="text">
      <style:text-properties style:font-name="Times New Roman" fo:font-size="10pt" fo:language="en" fo:country="US" style:text-underline-style="none" fo:font-weight="bold" style:font-size-asian="10pt" style:font-weight-asian="bold" style:font-name-complex="Times New Roman" style:font-size-complex="10pt" style:font-weight-complex="bold"/>
    </style:style>
    <style:style style:name="T13" style:family="text">
      <style:text-properties style:font-name="Times New Roman" fo:font-size="10pt" fo:language="en" fo:country="US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T14" style:family="text">
      <style:text-properties style:font-name="Times New Roman" fo:font-size="10pt" fo:language="en" fo:country="US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5" style:family="text">
      <style:text-properties officeooo:rsid="001e20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Московский Авиационный Институт</text:p>
      <text:p text:style-name="P32">(Национальный исследовательский Университет)</text:p>
      <text:p text:style-name="P32"/>
      <text:p text:style-name="P32"/>
      <text:p text:style-name="P32">Факультет: «Информационные технологии и прикладная математика»</text:p>
      <text:p text:style-name="P32">Кафедра: 806 «Вычислительная математика и программирование»</text:p>
      <text:p text:style-name="P32"/>
      <text:p text:style-name="P32"/>
      <text:p text:style-name="P32"/>
      <text:p text:style-name="P32"/>
      <text:p text:style-name="P35">Лабораторная работа №<text:span text:style-name="T15">4</text:span></text:p>
      <text:p text:style-name="P35">по курсу «ООП»</text:p>
      <text:p text:style-name="P34"/>
      <text:p text:style-name="P35"/>
      <text:p text:style-name="P35"/>
      <text:p text:style-name="P35"/>
      <text:p text:style-name="P35">Тема:</text:p>
      <text:p text:style-name="P35">Наследование. Полиморфизм.</text:p>
      <text:p text:style-name="P34"/>
      <text:p text:style-name="P34"/>
      <text:p text:style-name="P34"/>
      <text:p text:style-name="P34"/>
      <text:p text:style-name="P34"/>
      <text:p text:style-name="P3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8">Студент:</text:p>
          </table:table-cell>
          <table:table-cell table:style-name="Таблица1.B1" office:value-type="string">
            <text:p text:style-name="P38">Обыденкова Ю.Ю.</text:p>
          </table:table-cell>
        </table:table-row>
        <table:table-row table:style-name="Таблица1.1">
          <table:table-cell table:style-name="Таблица1.A1" office:value-type="string">
            <text:p text:style-name="P38">Группа:</text:p>
          </table:table-cell>
          <table:table-cell table:style-name="Таблица1.B1" office:value-type="string">
            <text:p text:style-name="P38">М80-208Б-18</text:p>
          </table:table-cell>
        </table:table-row>
        <table:table-row table:style-name="Таблица1.1">
          <table:table-cell table:style-name="Таблица1.A1" office:value-type="string">
            <text:p text:style-name="P38">Преподаватель:</text:p>
          </table:table-cell>
          <table:table-cell table:style-name="Таблица1.B1" office:value-type="string">
            <text:p text:style-name="P38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40">Вариант:</text:p>
          </table:table-cell>
          <table:table-cell table:style-name="Таблица1.B1" office:value-type="string">
            <text:p text:style-name="P40">18</text:p>
          </table:table-cell>
        </table:table-row>
        <table:table-row table:style-name="Таблица1.5">
          <table:table-cell table:style-name="Таблица1.A1" office:value-type="string">
            <text:p text:style-name="P38">Оценка:</text:p>
          </table:table-cell>
          <table:table-cell table:style-name="Таблица1.B1" office:value-type="string">
            <text:p text:style-name="P39"/>
          </table:table-cell>
        </table:table-row>
        <table:table-row table:style-name="Таблица1.6">
          <table:table-cell table:style-name="Таблица1.A1" office:value-type="string">
            <text:p text:style-name="P38">Дата:</text:p>
          </table:table-cell>
          <table:table-cell table:style-name="Таблица1.B1" office:value-type="string">
            <text:p text:style-name="P39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Москва</text:p>
      <text:p text:style-name="P31">2019</text:p>
      <text:p text:style-name="P31"/>
      <text:list xml:id="list1252676689" text:style-name="WW8Num2">
        <text:list-item>
          <text:p text:style-name="P22"><text:soft-page-break/><text:span text:style-name="T4">Тема</text:span><text:span text:style-name="T6">: <text:s/></text:span><text:span text:style-name="T8">Основы метапрограммирования <text:s/>в </text:span><text:span text:style-name="T11">C++</text:span><text:span text:style-name="T7">.</text:span></text:p>
        </text:list-item>
        <text:list-item>
          <text:p text:style-name="P25">Код программы:</text:p>
        </text:list-item>
      </text:list>
      <text:p text:style-name="P12">vertex.h<text:line-break/></text:p>
      <text:p text:style-name="P9">#ifndef D_VERTEX_H_</text:p>
      <text:p text:style-name="P9">#define D_VERTEX_H_ 1</text:p>
      <text:p text:style-name="P10"/>
      <text:p text:style-name="P9">#include &lt;iostream&gt;</text:p>
      <text:p text:style-name="P10"/>
      <text:p text:style-name="P9">template&lt;class T&gt;</text:p>
      <text:p text:style-name="P9">struct vertex {</text:p>
      <text:p text:style-name="P6"><text:span text:style-name="T14"><text:s text:c="4"/></text:span><text:span text:style-name="T13">T x;</text:span></text:p>
      <text:p text:style-name="P6"><text:span text:style-name="T14"><text:s text:c="4"/></text:span><text:span text:style-name="T13">T y;</text:span></text:p>
      <text:p text:style-name="P10"/>
      <text:p text:style-name="P9">};</text:p>
      <text:p text:style-name="P10"/>
      <text:p text:style-name="P9">template&lt;class T&gt;</text:p>
      <text:p text:style-name="P9">std::istream&amp; operator&gt;&gt; (std::istream&amp; is, vertex&lt;T&gt;&amp; p) {</text:p>
      <text:p text:style-name="P6"><text:span text:style-name="T14"><text:s text:c="4"/></text:span><text:span text:style-name="T13">is &gt;&gt; p.x &gt;&gt; p.y;</text:span></text:p>
      <text:p text:style-name="P6"><text:span text:style-name="T14"><text:s text:c="4"/></text:span><text:span text:style-name="T13">return is;</text:span></text:p>
      <text:p text:style-name="P9">}</text:p>
      <text:p text:style-name="P10"/>
      <text:p text:style-name="P9">template&lt;class T&gt;</text:p>
      <text:p text:style-name="P9">std::ostream&amp; operator&lt;&lt; (std::ostream&amp; os, const vertex&lt;T&gt;&amp; p) {</text:p>
      <text:p text:style-name="P6"><text:span text:style-name="T14"><text:s text:c="4"/></text:span><text:span text:style-name="T13">os &lt;&lt; p.x &lt;&lt; ' ' &lt;&lt; p.y;</text:span></text:p>
      <text:p text:style-name="P6"><text:span text:style-name="T14"><text:s text:c="4"/></text:span><text:span text:style-name="T13">return os;</text:span></text:p>
      <text:p text:style-name="P9">}</text:p>
      <text:p text:style-name="P10"/>
      <text:p text:style-name="P9">#endif // D_VERTEX_H_</text:p>
      <text:p text:style-name="P10"/>
      <text:p text:style-name="P12">templates.h<text:line-break/></text:p>
      <text:p text:style-name="P9">#ifndef D_TEMPLATES_H_<text:line-break/>#define D_TEMPLATES_H_ 1<text:line-break/><text:line-break/>#include &lt;tuple&gt;<text:line-break/>#include &lt;type_traits&gt;<text:line-break/><text:line-break/>#include "vertex.h"<text:line-break/><text:line-break/>//basic<text:line-break/>template&lt;class T&gt;<text:line-break/>struct is_vertex : std::false_type {};<text:line-break/><text:line-break/>template&lt;class T&gt;<text:line-break/>struct is_vertex&lt;vertex&lt;T&gt;&gt; : std::true_type {};<text:line-break/><text:line-break/>template&lt;class T&gt;<text:line-break/>struct is_figurelike_tuple : std::false_type {};<text:line-break/><text:line-break/>template&lt;class Head, class... Tail&gt;<text:line-break/>struct is_figurelike_tuple&lt;std::tuple&lt;Head, Tail...&gt;&gt; :<text:line-break/> <text:s text:c="3"/>std::conjunction&lt;is_vertex&lt;Head&gt;,<text:line-break/> <text:s text:c="5"/>std::is_same&lt;Head, Tail&gt;...&gt; {};<text:line-break/><text:line-break/>template&lt;class Type, size_t SIZE&gt;<text:line-break/>struct is_figurelike_tuple&lt;std::array&lt;Type, SIZE&gt;&gt; :<text:line-break/> <text:s text:c="3"/>is_vertex&lt;Type&gt; {};<text:line-break/><text:line-break/>template&lt;class T&gt;<text:line-break/>inline constexpr bool is_figurelike_tuple_v =<text:line-break/> <text:s text:c="3"/>is_figurelike_tuple&lt;T&gt;::value;<text:line-break/><text:line-break/>//center<text:line-break/><text:soft-page-break/>template&lt;class T, class = void&gt;<text:line-break/>struct has_center_method : std::false_type {};<text:line-break/><text:line-break/>template&lt;class T&gt;<text:line-break/>struct has_center_method&lt;T,<text:line-break/> <text:s text:c="7"/>std::void_t&lt;decltype(std::declval&lt;const T&gt;().center())&gt;&gt; :<text:line-break/> <text:s text:c="7"/>std::true_type {};<text:line-break/><text:line-break/>template&lt;class T&gt;<text:line-break/>inline constexpr bool has_center_method_v =<text:line-break/> <text:s text:c="7"/>has_center_method&lt;T&gt;::value;<text:line-break/><text:line-break/>template&lt;class T&gt;<text:line-break/>std::enable_if_t&lt;has_center_method_v&lt;T&gt;, vertex&lt;double&gt;&gt;<text:line-break/>center(const T&amp; figure) {<text:line-break/> <text:s text:c="3"/>return figure.center();<text:line-break/>}<text:line-break/><text:line-break/>template&lt;class T&gt;<text:line-break/>inline constexpr const int tuple_size_v = std::tuple_size&lt;T&gt;::value;<text:line-break/><text:line-break/>template&lt;size_t ID, class T&gt;<text:line-break/>vertex&lt;double&gt; sngl_center(const T&amp; t) {<text:line-break/> <text:s text:c="3"/>vertex&lt;double&gt; v;<text:line-break/> <text:s text:c="3"/>v.x = std::get&lt;ID&gt;(t).x;<text:line-break/> <text:s text:c="3"/>v.y = std::get&lt;ID&gt;(t).y;<text:line-break/> <text:s text:c="3"/>v.x = v.x / std::tuple_size_v&lt;T&gt;;<text:line-break/> <text:s text:c="3"/>v.y = v.y / std::tuple_size_v&lt;T&gt;;<text:line-break/> <text:s text:c="3"/>return v;<text:line-break/>}<text:line-break/><text:line-break/>template&lt;size_t ID, class T&gt;<text:line-break/>vertex&lt;double&gt; rcrsv_center(const T&amp; t) {<text:line-break/> <text:s text:c="3"/>if constexpr (ID &lt; std::tuple_size_v&lt;T&gt;){<text:line-break/> <text:s text:c="7"/>return <text:s/>{sngl_center&lt;ID&gt;(t).x + rcrsv_center&lt;ID+1&gt;(t).x, sngl_center&lt;ID&gt;(t).y + rcrsv_center&lt;ID+1&gt;(t).y};<text:line-break/> <text:s text:c="3"/>} else {<text:line-break/> <text:s text:c="7"/>vertex&lt;double&gt; v;<text:line-break/> <text:s text:c="7"/>v.x = 0;<text:line-break/> <text:s text:c="7"/>v.y = 0;<text:line-break/> <text:s text:c="7"/>return v;<text:line-break/> <text:s text:c="3"/>}<text:line-break/>}<text:line-break/><text:line-break/>template&lt;class T&gt;<text:line-break/>std::enable_if_t&lt;is_figurelike_tuple_v&lt;T&gt;, vertex&lt;double&gt;&gt;<text:line-break/>center(const T&amp; tuple) {<text:line-break/> <text:s text:c="3"/>return rcrsv_center&lt;0&gt;(tuple);<text:line-break/>}<text:line-break/><text:line-break/>//area<text:line-break/>template&lt;class T, class = void&gt;<text:line-break/>struct has_area_method : std::false_type {};<text:line-break/><text:line-break/>template&lt;class T&gt;<text:line-break/>struct has_area_method&lt;T,<text:line-break/> <text:s text:c="7"/>std::void_t&lt;decltype(std::declval&lt;const T&gt;().area())&gt;&gt; :<text:line-break/> <text:s text:c="7"/>std::true_type {};<text:line-break/><text:line-break/>template&lt;class T&gt;<text:line-break/>inline constexpr bool has_area_method_v =<text:line-break/> <text:s text:c="7"/>has_area_method&lt;T&gt;::value;<text:line-break/><text:line-break/>template&lt;class T&gt;<text:line-break/>std::enable_if_t&lt;has_area_method_v&lt;T&gt;, double&gt;<text:line-break/><text:soft-page-break/>area(const T&amp; figure) {<text:line-break/> <text:s text:c="3"/>return figure.area();<text:line-break/>}<text:line-break/><text:line-break/>template&lt;size_t ID, class T&gt;<text:line-break/>double sngl_area(const T&amp; t) {<text:line-break/> <text:s text:c="3"/>const auto&amp; a = std::get&lt;0&gt;(t);<text:line-break/> <text:s text:c="3"/>const auto&amp; b = std::get&lt;ID - 1&gt;(t);<text:line-break/> <text:s text:c="3"/>const auto&amp; c = std::get&lt;ID&gt;(t);<text:line-break/> <text:s text:c="3"/>const double dx1 = b.x - a.x;<text:line-break/> <text:s text:c="3"/>const double dy1 = b.y - a.y;<text:line-break/> <text:s text:c="3"/>const double dx2 = c.x - a.x;<text:line-break/> <text:s text:c="3"/>const double dy2 = c.y - a.y;<text:line-break/> <text:s text:c="3"/>return std::abs(dx1 * dy2 - dy1 * dx2) * 0.5;<text:line-break/>}<text:line-break/><text:line-break/>template&lt;size_t ID, class T&gt;<text:line-break/>double rcrsv_area(const T&amp; t) {<text:line-break/> <text:s text:c="3"/>if constexpr (ID &lt; std::tuple_size_v&lt;T&gt;){<text:line-break/> <text:s text:c="7"/>return sngl_area&lt;ID&gt;(t) + rcrsv_area&lt;ID + 1&gt;(t);<text:line-break/> <text:s text:c="3"/>}<text:line-break/> <text:s text:c="3"/>return 0;<text:line-break/>}<text:line-break/><text:line-break/>template&lt;class T&gt;<text:line-break/>std::enable_if_t&lt;is_figurelike_tuple_v&lt;T&gt;, double&gt;<text:line-break/>area(const T&amp; tuple) {<text:line-break/> <text:s text:c="3"/>return rcrsv_area&lt;2&gt;(tuple);<text:line-break/>}<text:line-break/><text:line-break/>//print<text:line-break/>template&lt;class T, class = void&gt;<text:line-break/>struct has_print_method : std::false_type {};<text:line-break/><text:line-break/>template&lt;class T&gt;<text:line-break/>struct has_print_method&lt;T,<text:line-break/> <text:s text:c="3"/>std::void_t&lt;decltype(std::declval&lt;const T&gt;().print(std::cout))&gt;&gt; :<text:line-break/> <text:s text:c="7"/>std::true_type {};<text:line-break/> <text:s text:c="3"/><text:line-break/>template&lt;class T&gt;<text:line-break/>inline constexpr bool has_print_method_v =<text:line-break/> <text:s/>has_print_method&lt;T&gt;::value;<text:line-break/><text:line-break/>template&lt;class T&gt;<text:line-break/>std::enable_if_t&lt;has_print_method_v&lt;T&gt;, void&gt;<text:line-break/> <text:s text:c="3"/>print (const T&amp; figure,std::ostream&amp; os) {<text:line-break/> <text:s text:c="7"/>return figure.print(os);<text:line-break/>}<text:line-break/><text:line-break/>template&lt;size_t ID, class T&gt;<text:line-break/>void sngl_print(const T&amp; t) {<text:line-break/> <text:s text:c="3"/>std::cout &lt;&lt; "[" &lt;&lt; std::get&lt;ID&gt;(t) &lt;&lt; "]";<text:line-break/> <text:s text:c="3"/>if (ID &lt; 3){<text:line-break/> <text:s text:c="7"/>std::cout &lt;&lt; " ";<text:line-break/> <text:s text:c="3"/>}<text:line-break/> <text:s text:c="3"/>return ;<text:line-break/>}<text:line-break/><text:line-break/>template&lt;size_t ID, class T&gt;<text:line-break/>void rcrsv_print(const T&amp; t) {<text:line-break/> <text:s text:c="3"/>if constexpr (ID &lt; std::tuple_size_v&lt;T&gt;){<text:line-break/> <text:s text:c="7"/>sngl_print&lt;ID&gt;(t);<text:line-break/> <text:s text:c="7"/>rcrsv_print&lt;ID+1&gt;(t);<text:line-break/> <text:s text:c="7"/>return ;<text:line-break/><text:soft-page-break/> <text:s text:c="3"/>}<text:line-break/> <text:s text:c="3"/>return;<text:line-break/>}<text:line-break/><text:line-break/>template&lt;class T&gt;<text:line-break/>std::enable_if_t&lt;is_figurelike_tuple_v&lt;T&gt;, void&gt;<text:line-break/> <text:s text:c="3"/>print(const T&amp; tuple) {<text:line-break/> <text:s text:c="3"/>return rcrsv_print&lt;0&gt;(tuple);<text:line-break/>}<text:line-break/><text:line-break/>#endif // D_TEMPLATES_H_<text:line-break/></text:p>
      <text:p text:style-name="P12">square.h<text:line-break/></text:p>
      <text:p text:style-name="P9">#ifndef D_SQUARE_H_</text:p>
      <text:p text:style-name="P9">#define D_SQUARE_H_ 1</text:p>
      <text:p text:style-name="P10"/>
      <text:p text:style-name="P9">#include &lt;algorithm&gt;</text:p>
      <text:p text:style-name="P9">#include &lt;iostream&gt;</text:p>
      <text:p text:style-name="P9">#include &lt;cmath&gt;</text:p>
      <text:p text:style-name="P9">#include &lt;cassert&gt;</text:p>
      <text:p text:style-name="P10"/>
      <text:p text:style-name="P9">#include "vertex.h"</text:p>
      <text:p text:style-name="P10"/>
      <text:p text:style-name="P9">template&lt;class T&gt;</text:p>
      <text:p text:style-name="P9">struct square {</text:p>
      <text:p text:style-name="P6"><text:span text:style-name="T14"><text:s text:c="4"/></text:span><text:span text:style-name="T13">vertex&lt;T&gt; vertices[4];</text:span></text:p>
      <text:p text:style-name="P10"/>
      <text:p text:style-name="P6"><text:span text:style-name="T14"><text:s text:c="4"/></text:span><text:span text:style-name="T13">square(std::istream&amp; is);</text:span></text:p>
      <text:p text:style-name="P10"/>
      <text:p text:style-name="P6"><text:span text:style-name="T14"><text:s text:c="4"/></text:span><text:span text:style-name="T13">vertex&lt;double&gt; center() const;</text:span></text:p>
      <text:p text:style-name="P6"><text:span text:style-name="T14"><text:s text:c="4"/></text:span><text:span text:style-name="T13">double area() const;</text:span></text:p>
      <text:p text:style-name="P6"><text:span text:style-name="T14"><text:s text:c="4"/></text:span><text:span text:style-name="T13">void print(std::ostream&amp; os) const;</text:span></text:p>
      <text:p text:style-name="P10"/>
      <text:p text:style-name="P9">};</text:p>
      <text:p text:style-name="P10"/>
      <text:p text:style-name="P9">template&lt;class T&gt;</text:p>
      <text:p text:style-name="P9">square&lt;T&gt;::square(std::istream&amp; is) {</text:p>
      <text:p text:style-name="P6"><text:span text:style-name="T14"><text:s text:c="4"/></text:span><text:span text:style-name="T13">for(int i = 0; i &lt; 4; ++i){</text:span></text:p>
      <text:p text:style-name="P6"><text:span text:style-name="T14"><text:s text:c="8"/></text:span><text:span text:style-name="T13">is &gt;&gt; vertices[i];</text:span></text:p>
      <text:p text:style-name="P6"><text:span text:style-name="T14"><text:s text:c="4"/></text:span><text:span text:style-name="T13">}</text:span></text:p>
      <text:p text:style-name="P6"><text:span text:style-name="T14"><text:s text:c="4"/></text:span><text:span text:style-name="T13">assert(((vertices[1].x - vertices[0].x)*(vertices[3].x - vertices[0].x))+((vertices[1].y - vertices[0].y)*(vertices[3].y - vertices[0].y)) == 0);</text:span></text:p>
      <text:p text:style-name="P6"><text:span text:style-name="T14"><text:s text:c="4"/></text:span><text:span text:style-name="T13">assert(((vertices[2].x - vertices[1].x)*(vertices[2].x - vertices[3].x))+((vertices[2].y - vertices[1].y)*(vertices[2].y - vertices[3].y)) == 0);</text:span></text:p>
      <text:p text:style-name="P6"><text:span text:style-name="T14"><text:s text:c="4"/></text:span><text:span text:style-name="T13">assert(((vertices[3].x - vertices[2].x)*(vertices[1].x - vertices[2].x))+((vertices[3].y - vertices[2].y)*(vertices[1].y - vertices[2].y)) == 0);</text:span></text:p>
      <text:p text:style-name="P6"><text:span text:style-name="T14"><text:s text:c="4"/></text:span><text:span text:style-name="T13">assert((vertices[1].x - vertices[0].x) == (vertices[0].y - vertices[3].y));</text:span></text:p>
      <text:p text:style-name="P6"><text:span text:style-name="T14"><text:s text:c="4"/></text:span><text:span text:style-name="T13">assert((vertices[2].x - vertices[1].x) == (vertices[1].y - vertices[0].y));</text:span></text:p>
      <text:p text:style-name="P6"><text:span text:style-name="T14"><text:s text:c="4"/></text:span><text:span text:style-name="T13">assert((vertices[3].x - vertices[2].x) == (vertices[2].y - vertices[1].y));</text:span></text:p>
      <text:p text:style-name="P9">}</text:p>
      <text:p text:style-name="P10"/>
      <text:p text:style-name="P9">template&lt;class T&gt;</text:p>
      <text:p text:style-name="P9">vertex&lt;double&gt; square&lt;T&gt;::center() const {</text:p>
      <text:p text:style-name="P6"><text:span text:style-name="T14"><text:s text:c="4"/></text:span><text:span text:style-name="T13">return {(vertices[0].x + vertices[1].x + vertices[2].x + vertices[3].x) * 0.25, (vertices[0].y + vertices[1].y + vertices[2].y + vertices[3].y) * 0.25};</text:span></text:p>
      <text:p text:style-name="P9">}</text:p>
      <text:p text:style-name="P10"/>
      <text:p text:style-name="P9">template&lt;class T&gt;</text:p>
      <text:p text:style-name="P9">double square&lt;T&gt;::area() const {</text:p>
      <text:p text:style-name="P6"><text:span text:style-name="T14"><text:s text:c="4"/></text:span><text:span text:style-name="T13">const T d1 = vertices[0].x - vertices[1].x;</text:span></text:p>
      <text:p text:style-name="P6"><text:span text:style-name="T14"><text:s text:c="4"/></text:span><text:span text:style-name="T13">const T d2 = vertices[3].x - vertices[0].x;</text:span></text:p>
      <text:p text:style-name="P6"><text:span text:style-name="T14"><text:s text:c="4"/></text:span><text:span text:style-name="T13">return abs(d1 * d1) + abs(d2 * d2);</text:span></text:p>
      <text:p text:style-name="P9">}</text:p>
      <text:p text:style-name="P10"><text:soft-page-break/></text:p>
      <text:p text:style-name="P9">template&lt;class T&gt;</text:p>
      <text:p text:style-name="P9">void square&lt;T&gt;::print(std::ostream&amp; os) const {</text:p>
      <text:p text:style-name="P6"><text:span text:style-name="T14"><text:s text:c="5"/></text:span><text:span text:style-name="T13">os &lt;&lt; "Square ";</text:span></text:p>
      <text:p text:style-name="P6"><text:span text:style-name="T14"><text:s text:c="4"/></text:span><text:span text:style-name="T13">for(int i = 0; i &lt; 4; ++i){</text:span></text:p>
      <text:p text:style-name="P6"><text:span text:style-name="T14"><text:s text:c="8"/></text:span><text:span text:style-name="T13">os &lt;&lt; "[" &lt;&lt; vertices[i] &lt;&lt; "]";</text:span></text:p>
      <text:p text:style-name="P6"><text:span text:style-name="T14"><text:s text:c="8"/></text:span><text:span text:style-name="T13">if(i + 1 != 4){</text:span></text:p>
      <text:p text:style-name="P6"><text:span text:style-name="T14"><text:s text:c="8"/></text:span><text:span text:style-name="T13">os &lt;&lt; " ";</text:span></text:p>
      <text:p text:style-name="P6"><text:span text:style-name="T14"><text:s text:c="8"/></text:span><text:span text:style-name="T13">}</text:span></text:p>
      <text:p text:style-name="P6"><text:span text:style-name="T14"><text:s text:c="4"/></text:span><text:span text:style-name="T13">}</text:span></text:p>
      <text:p text:style-name="P6"><text:span text:style-name="T14"><text:s text:c="4"/></text:span><text:span text:style-name="T13">os &lt;&lt; '\n';</text:span></text:p>
      <text:p text:style-name="P9">}</text:p>
      <text:p text:style-name="P10"/>
      <text:p text:style-name="P9">#endif // D_SQUARE_H_<text:line-break/></text:p>
      <text:p text:style-name="P12">rectangle.h<text:line-break/></text:p>
      <text:p text:style-name="P9">#ifndef D_RECTANGLE_H</text:p>
      <text:p text:style-name="P9">#define D_RECTANGLE_H</text:p>
      <text:p text:style-name="P10"/>
      <text:p text:style-name="P9">#include &lt;algorithm&gt;</text:p>
      <text:p text:style-name="P9">#include &lt;iostream&gt;</text:p>
      <text:p text:style-name="P9">#include &lt;cmath&gt;</text:p>
      <text:p text:style-name="P9">#include &lt;cassert&gt;</text:p>
      <text:p text:style-name="P10"/>
      <text:p text:style-name="P9">#include "vertex.h"</text:p>
      <text:p text:style-name="P10"/>
      <text:p text:style-name="P9">template&lt;class T&gt;</text:p>
      <text:p text:style-name="P9">struct rectangle {</text:p>
      <text:p text:style-name="P6"><text:span text:style-name="T14"><text:s text:c="4"/></text:span><text:span text:style-name="T13">vertex&lt;T&gt; vertices[4];</text:span></text:p>
      <text:p text:style-name="P10"/>
      <text:p text:style-name="P6"><text:span text:style-name="T14"><text:s text:c="4"/></text:span><text:span text:style-name="T13">rectangle(std::istream&amp; is);</text:span></text:p>
      <text:p text:style-name="P10"/>
      <text:p text:style-name="P6"><text:span text:style-name="T14"><text:s text:c="4"/></text:span><text:span text:style-name="T13">vertex&lt;double&gt; center() const;</text:span></text:p>
      <text:p text:style-name="P6"><text:span text:style-name="T14"><text:s text:c="4"/></text:span><text:span text:style-name="T13">double area() const;</text:span></text:p>
      <text:p text:style-name="P6"><text:span text:style-name="T14"><text:s text:c="4"/></text:span><text:span text:style-name="T13">void print(std::ostream&amp; os) const;</text:span></text:p>
      <text:p text:style-name="P10"/>
      <text:p text:style-name="P9">};</text:p>
      <text:p text:style-name="P10"/>
      <text:p text:style-name="P9">template&lt;class T&gt;</text:p>
      <text:p text:style-name="P9">rectangle&lt;T&gt;::rectangle(std::istream&amp; is) {</text:p>
      <text:p text:style-name="P6"><text:span text:style-name="T14"><text:s text:c="4"/></text:span><text:span text:style-name="T13">for(int i = 0; i &lt; 4; ++i){</text:span></text:p>
      <text:p text:style-name="P6"><text:span text:style-name="T14"><text:s text:c="8"/></text:span><text:span text:style-name="T13">is &gt;&gt; vertices[i];</text:span></text:p>
      <text:p text:style-name="P6"><text:span text:style-name="T14"><text:s text:c="4"/></text:span><text:span text:style-name="T13">}</text:span></text:p>
      <text:p text:style-name="P6"><text:span text:style-name="T14"><text:s text:c="4"/></text:span><text:span text:style-name="T13">assert(((vertices[1].x - vertices[0].x)*(vertices[3].x - vertices[0].x))+((vertices[1].y - vertices[0].y)*(vertices[3].y - vertices[0].y)) == 0);</text:span></text:p>
      <text:p text:style-name="P6"><text:span text:style-name="T14"><text:s text:c="4"/></text:span><text:span text:style-name="T13">assert(((vertices[2].x - vertices[1].x)*(vertices[2].x - vertices[3].x))+((vertices[2].y - vertices[1].y)*(vertices[2].y - vertices[3].y)) == 0);</text:span></text:p>
      <text:p text:style-name="P6"><text:span text:style-name="T14"><text:s text:c="4"/></text:span><text:span text:style-name="T13">assert(((vertices[3].x - vertices[2].x)*(vertices[1].x - vertices[2].x))+((vertices[3].y - vertices[2].y)*(vertices[1].y - vertices[2].y)) == 0);</text:span></text:p>
      <text:p text:style-name="P9">}</text:p>
      <text:p text:style-name="P10"/>
      <text:p text:style-name="P9">template&lt;class T&gt;</text:p>
      <text:p text:style-name="P9">vertex&lt;double&gt; rectangle&lt;T&gt;::center() const {</text:p>
      <text:p text:style-name="P6"><text:span text:style-name="T14"><text:s text:c="4"/></text:span><text:span text:style-name="T13">return {(vertices[0].x + vertices[1].x + vertices[2].x + vertices[3].x) * 0.25, (vertices[0].y + vertices[1].y + vertices[2].y + vertices[3].y) * 0.25};</text:span></text:p>
      <text:p text:style-name="P9">}</text:p>
      <text:p text:style-name="P10"/>
      <text:p text:style-name="P9">template&lt;class T&gt;</text:p>
      <text:p text:style-name="P9">double rectangle&lt;T&gt;::area() const {</text:p>
      <text:p text:style-name="P6"><text:span text:style-name="T14"><text:s text:c="4"/></text:span><text:span text:style-name="T13">const T dx1 = vertices[1].x - vertices[0].x;</text:span></text:p>
      <text:p text:style-name="P6"><text:span text:style-name="T14"><text:s text:c="4"/></text:span><text:span text:style-name="T13">const T dy1 = vertices[0].y - vertices[3].y;</text:span></text:p>
      <text:p text:style-name="P6"><text:span text:style-name="T14"><text:s text:c="4"/></text:span><text:span text:style-name="T13">const T dx2 = vertices[0].x - vertices[3].x;</text:span></text:p>
      <text:p text:style-name="P6"><text:span text:style-name="T14"><text:s text:c="4"/></text:span><text:span text:style-name="T13">const T dy2 = vertices[1].y - vertices[0].y;</text:span></text:p>
      <text:p text:style-name="P6"><text:soft-page-break/><text:span text:style-name="T14"><text:s text:c="4"/></text:span><text:span text:style-name="T13">return abs(dx1 * dy1) + abs(dx2 * dy2);</text:span></text:p>
      <text:p text:style-name="P9">}</text:p>
      <text:p text:style-name="P10"/>
      <text:p text:style-name="P9">template&lt;class T&gt;</text:p>
      <text:p text:style-name="P9">void rectangle&lt;T&gt;::print(std::ostream&amp; os) const {</text:p>
      <text:p text:style-name="P6"><text:span text:style-name="T14"><text:s text:c="5"/></text:span><text:span text:style-name="T13">os &lt;&lt; "Rectangle ";</text:span></text:p>
      <text:p text:style-name="P6"><text:span text:style-name="T14"><text:s text:c="4"/></text:span><text:span text:style-name="T13">for(int i = 0; i &lt; 4; ++i){</text:span></text:p>
      <text:p text:style-name="P6"><text:span text:style-name="T14"><text:s text:c="8"/></text:span><text:span text:style-name="T13">os &lt;&lt; "[" &lt;&lt; vertices[i] &lt;&lt; "]";</text:span></text:p>
      <text:p text:style-name="P6"><text:span text:style-name="T14"><text:s text:c="8"/></text:span><text:span text:style-name="T13">if(i + 1 != 4){</text:span></text:p>
      <text:p text:style-name="P6"><text:span text:style-name="T14"><text:s text:c="8"/></text:span><text:span text:style-name="T13">os &lt;&lt; " ";</text:span></text:p>
      <text:p text:style-name="P6"><text:span text:style-name="T14"><text:s text:c="8"/></text:span><text:span text:style-name="T13">}</text:span></text:p>
      <text:p text:style-name="P6"><text:span text:style-name="T14"><text:s text:c="4"/></text:span><text:span text:style-name="T13">}</text:span></text:p>
      <text:p text:style-name="P6"><text:span text:style-name="T14"><text:s text:c="4"/></text:span><text:span text:style-name="T13">os &lt;&lt; '\n';</text:span></text:p>
      <text:p text:style-name="P9">}</text:p>
      <text:p text:style-name="P10"/>
      <text:p text:style-name="P10"/>
      <text:p text:style-name="P9">#endif // D_RECTANGLE_H_<text:line-break/></text:p>
      <text:p text:style-name="P12">trapeze.h<text:line-break/></text:p>
      <text:p text:style-name="P9">#ifndef D_TRAPEZE_H</text:p>
      <text:p text:style-name="P9">#define D_TRAPEZE_H</text:p>
      <text:p text:style-name="P10"/>
      <text:p text:style-name="P9">#include &lt;algorithm&gt;</text:p>
      <text:p text:style-name="P9">#include &lt;iostream&gt;</text:p>
      <text:p text:style-name="P9">#include &lt;cmath&gt;</text:p>
      <text:p text:style-name="P9">#include &lt;cassert&gt;</text:p>
      <text:p text:style-name="P10"/>
      <text:p text:style-name="P9">#include "vertex.h"</text:p>
      <text:p text:style-name="P10"/>
      <text:p text:style-name="P9">template&lt;class T&gt;</text:p>
      <text:p text:style-name="P9">struct trapeze {</text:p>
      <text:p text:style-name="P6"><text:span text:style-name="T14"><text:s text:c="2"/></text:span><text:span text:style-name="T13">vertex&lt;T&gt; vertices[4];</text:span></text:p>
      <text:p text:style-name="P10"/>
      <text:p text:style-name="P6"><text:span text:style-name="T14"><text:s text:c="2"/></text:span><text:span text:style-name="T13">trapeze(std::istream&amp; is);</text:span></text:p>
      <text:p text:style-name="P10"/>
      <text:p text:style-name="P6"><text:span text:style-name="T14"><text:s text:c="2"/></text:span><text:span text:style-name="T13">vertex&lt;double&gt; center() const;</text:span></text:p>
      <text:p text:style-name="P6"><text:span text:style-name="T14"><text:s text:c="2"/></text:span><text:span text:style-name="T13">double area() const;</text:span></text:p>
      <text:p text:style-name="P6"><text:span text:style-name="T14"><text:s text:c="2"/></text:span><text:span text:style-name="T13">void print(std::ostream&amp; os) const;</text:span></text:p>
      <text:p text:style-name="P10"/>
      <text:p text:style-name="P9">};</text:p>
      <text:p text:style-name="P10"/>
      <text:p text:style-name="P9">template&lt;class T&gt;</text:p>
      <text:p text:style-name="P9">trapeze&lt;T&gt;::trapeze(std::istream&amp; is) {</text:p>
      <text:p text:style-name="P6"><text:span text:style-name="T14"><text:s text:c="2"/></text:span><text:span text:style-name="T13">for(int i = 0; i &lt; 4; ++i){</text:span></text:p>
      <text:p text:style-name="P6"><text:span text:style-name="T14"><text:s text:c="4"/></text:span><text:span text:style-name="T13">is &gt;&gt; vertices[i];</text:span></text:p>
      <text:p text:style-name="P6"><text:span text:style-name="T14"><text:s text:c="2"/></text:span><text:span text:style-name="T13">}</text:span></text:p>
      <text:p text:style-name="P6"><text:span text:style-name="T14"><text:s text:c="2"/></text:span><text:span text:style-name="T13">assert(((vertices[1].x - vertices[0].x)*(vertices[3].y - vertices[2].y)) == ((vertices[3].x - vertices[2].x)*(vertices[1].y - vertices[0].y)));</text:span></text:p>
      <text:p text:style-name="P9">}</text:p>
      <text:p text:style-name="P10"/>
      <text:p text:style-name="P9">template&lt;class T&gt;</text:p>
      <text:p text:style-name="P9">vertex&lt;double&gt; trapeze&lt;T&gt;::center() const {</text:p>
      <text:p text:style-name="P6"><text:span text:style-name="T14"><text:s text:c="2"/></text:span><text:span text:style-name="T13">return {(vertices[0].x + vertices[1].x + vertices[2].x + vertices[3].x) * 0.25, (vertices[0].y + vertices[1].y + vertices[2].y + vertices[3].y) * 0.25};</text:span></text:p>
      <text:p text:style-name="P9">}</text:p>
      <text:p text:style-name="P10"/>
      <text:p text:style-name="P9">template&lt;class T&gt;</text:p>
      <text:p text:style-name="P9">double trapeze&lt;T&gt;::area() const {</text:p>
      <text:p text:style-name="P6"><text:span text:style-name="T14"><text:s text:c="2"/></text:span><text:span text:style-name="T13">const double l11 = vertices[1].x - vertices[0].x;</text:span></text:p>
      <text:p text:style-name="P6"><text:span text:style-name="T14"><text:s text:c="2"/></text:span><text:span text:style-name="T13">const double l12 = vertices[1].y - vertices[0].y;</text:span></text:p>
      <text:p text:style-name="P6"><text:span text:style-name="T14"><text:s text:c="2"/></text:span><text:span text:style-name="T13">const double l21 = vertices[3].x - vertices[2].x;</text:span></text:p>
      <text:p text:style-name="P6"><text:span text:style-name="T14"><text:s text:c="2"/></text:span><text:span text:style-name="T13">const double l22 = vertices[3].y - vertices[2].y;</text:span></text:p>
      <text:p text:style-name="P6"><text:soft-page-break/><text:span text:style-name="T14"><text:s text:c="2"/></text:span><text:span text:style-name="T13">const double lh = ((vertices[3].x - vertices[0].x)*(vertices[3].x - vertices[2].x)+(vertices[3].y - vertices[0].y)*(vertices[3].y - vertices[2].y))/sqrt((vertices[3].x - vertices[2].x)*(vertices[3].x - vertices[2].x)+(vertices[3].y - vertices[2].y)*(vertices[3].y - vertices[2].y));</text:span></text:p>
      <text:p text:style-name="P6"><text:span text:style-name="T14"><text:s text:c="2"/></text:span><text:span text:style-name="T13">const double h = sqrt((vertices[3].x - vertices[0].x)*(vertices[3].x - vertices[0].x)+(vertices[3].y - vertices[0].y)*(vertices[3].y - vertices[0].y)-lh*lh);</text:span></text:p>
      <text:p text:style-name="P6"><text:span text:style-name="T14"><text:s text:c="2"/></text:span><text:span text:style-name="T13">return ((abs(l11) + abs(l12) + abs(l21) + abs(l22)) * abs(h) * 0.5);</text:span></text:p>
      <text:p text:style-name="P9">}</text:p>
      <text:p text:style-name="P10"/>
      <text:p text:style-name="P9">template&lt;class T&gt;</text:p>
      <text:p text:style-name="P9">void trapeze&lt;T&gt;::print(std::ostream&amp; os) const {</text:p>
      <text:p text:style-name="P6"><text:span text:style-name="T14"><text:s text:c="2"/></text:span><text:span text:style-name="T13">os &lt;&lt; "Trapezoid ";</text:span></text:p>
      <text:p text:style-name="P6"><text:span text:style-name="T14"><text:s text:c="2"/></text:span><text:span text:style-name="T13">for(int i = 0; i &lt; 4; ++i){</text:span></text:p>
      <text:p text:style-name="P6"><text:span text:style-name="T14"><text:s text:c="4"/></text:span><text:span text:style-name="T13">os &lt;&lt; "[" &lt;&lt; vertices[i] &lt;&lt; "]";</text:span></text:p>
      <text:p text:style-name="P6"><text:span text:style-name="T14"><text:s text:c="4"/></text:span><text:span text:style-name="T13">if(i + 1 != 4){</text:span></text:p>
      <text:p text:style-name="P6"><text:span text:style-name="T14"><text:s text:c="6"/></text:span><text:span text:style-name="T13">os &lt;&lt; " ";</text:span></text:p>
      <text:p text:style-name="P6"><text:span text:style-name="T14"><text:s text:c="4"/></text:span><text:span text:style-name="T13">}</text:span></text:p>
      <text:p text:style-name="P6"><text:span text:style-name="T14"><text:s text:c="2"/></text:span><text:span text:style-name="T13">}</text:span></text:p>
      <text:p text:style-name="P6"><text:span text:style-name="T14"><text:s text:c="2"/></text:span><text:span text:style-name="T13">os &lt;&lt; '\n';</text:span></text:p>
      <text:p text:style-name="P9">}</text:p>
      <text:p text:style-name="P10"/>
      <text:p text:style-name="P9">#endif // D_TRAPEZE_H_<text:line-break/></text:p>
      <text:p text:style-name="P12">lab4.cpp<text:line-break/></text:p>
      <text:p text:style-name="P9">#include &lt;iostream&gt;<text:line-break/>#include &lt;tuple&gt;<text:line-break/><text:line-break/>#include "vertex.h"<text:line-break/>#include "square.h"<text:line-break/>#include "rectangle.h"<text:line-break/>#include "trapeze.h"<text:line-break/><text:line-break/>#include "templates.h"<text:line-break/><text:line-break/>enum Commands{<text:line-break/> <text:s text:c="3"/>cmd_quit,<text:line-break/> <text:s text:c="3"/>cmd_sqr,<text:line-break/> <text:s text:c="3"/>cmd_rect,<text:line-break/> <text:s text:c="3"/>cmd_trpz,<text:line-break/> <text:s text:c="3"/>cmd_tpl<text:line-break/>};<text:line-break/><text:line-break/>template&lt;class T&gt;<text:line-break/>void process() {<text:line-break/> <text:s text:c="3"/>T object(std::cin);<text:line-break/> <text:s text:c="3"/>//void read(std::cin, object);<text:line-break/> <text:s text:c="3"/>print(object, std::cout);<text:line-break/> <text:s text:c="3"/>std::cout &lt;&lt; "Center: [" &lt;&lt; center(object) &lt;&lt; "]" &lt;&lt; std::endl;<text:line-break/> <text:s text:c="3"/>std::cout &lt;&lt; "Area: " &lt;&lt; area(object) &lt;&lt; std::endl;<text:line-break/>}<text:line-break/><text:line-break/><text:line-break/>int main(){<text:line-break/> <text:s text:c="3"/>for (;;){<text:line-break/> <text:s text:c="7"/>int command;<text:line-break/> <text:s text:c="7"/>std::cin &gt;&gt; command;<text:line-break/> <text:s text:c="7"/>switch (command){<text:line-break/> <text:s text:c="11"/>case cmd_quit:<text:line-break/> <text:s text:c="15"/>exit(0);<text:line-break/> <text:s text:c="11"/>case cmd_sqr:<text:line-break/> <text:s text:c="15"/>process&lt;square&lt;int&gt;&gt;();<text:line-break/> <text:s text:c="15"/>break;<text:line-break/> <text:s text:c="11"/>case cmd_rect:<text:line-break/> <text:s text:c="15"/>process&lt;rectangle&lt;int&gt;&gt;();<text:line-break/><text:soft-page-break/> <text:s text:c="15"/>break;<text:line-break/> <text:s text:c="11"/>case cmd_trpz:<text:line-break/> <text:s text:c="15"/>process&lt;trapeze&lt;int&gt;&gt;();<text:line-break/> <text:s text:c="15"/>break;<text:line-break/> <text:s text:c="11"/>case cmd_tpl:<text:line-break/> <text:s text:c="15"/>vertex&lt;int&gt; vrtx[4];<text:line-break/> <text:s text:c="15"/>for(int i = 0; i &lt; 4; ++i){<text:line-break/> <text:s text:c="19"/>std::cin &gt;&gt; vrtx[i];<text:line-break/> <text:s text:c="15"/>}<text:line-break/> <text:s text:c="15"/>std::tuple&lt;vertex&lt;int&gt;, vertex&lt;int&gt;, vertex&lt;int&gt;, vertex&lt;int&gt;&gt;<text:line-break/> <text:s text:c="23"/>f_tuple{{vrtx[0].x, vrtx[0].y}, {vrtx[1].x, vrtx[1].y}, {vrtx[2].x, vrtx[2].y}, {vrtx[3].x, vrtx[3].y}};<text:line-break/> <text:s text:c="15"/>if ((((vrtx[1].x - vrtx[0].x)*(vrtx[3].x - vrtx[0].x))+((vrtx[1].y - vrtx[0].y)*(vrtx[3].y - vrtx[0].y)) == 0) &amp;&amp; (((vrtx[2].x - vrtx[1].x)*(vrtx[2].x - vrtx[3].x))+((vrtx[2].y - vrtx[1].y)*(vrtx[2].y - vrtx[3].y)) == 0) &amp;&amp; (((vrtx[3].x - vrtx[2].x)*(vrtx[1].x - vrtx[2].x))+((vrtx[3].y - vrtx[2].y)*(vrtx[1].y - vrtx[2].y)) == 0)) {<text:line-break/> <text:s text:c="19"/>if (((vrtx[1].x - vrtx[0].x) == (vrtx[0].y - vrtx[3].y)) &amp;&amp; ((vrtx[2].x - vrtx[1].x) == (vrtx[1].y - vrtx[0].y)) &amp;&amp; ((vrtx[3].x - vrtx[2].x) == (vrtx[2].y - vrtx[1].y))){<text:line-break/> <text:s text:c="23"/>std::cout &lt;&lt; "Tuple (As Square) ";<text:line-break/> <text:s text:c="19"/>} else {<text:line-break/> <text:s text:c="23"/>std::cout &lt;&lt; "Tuple (As Rectangle) ";<text:line-break/> <text:s text:c="19"/>}<text:line-break/> <text:s text:c="15"/>} else if (((vrtx[1].x - vrtx[0].x)*(vrtx[3].y - vrtx[2].y)) == ((vrtx[3].x - vrtx[2].x)*(vrtx[1].y - vrtx[0].y))) {<text:line-break/> <text:s text:c="19"/>std::cout &lt;&lt; "Tuple (As Trapezoid) ";<text:line-break/> <text:s text:c="15"/>} else {<text:line-break/> <text:s text:c="19"/>std::cout &lt;&lt; "Tuple ";<text:line-break/> <text:s text:c="15"/>} <text:line-break/> <text:s text:c="15"/>print(f_tuple);<text:line-break/> <text:s text:c="15"/>std::cout &lt;&lt; std::endl;<text:line-break/> <text:s text:c="15"/>std::cout &lt;&lt; "Center: [" &lt;&lt; center(f_tuple) &lt;&lt; "]" &lt;&lt; std::endl;<text:line-break/> <text:s text:c="15"/>std::cout &lt;&lt; "Area: " &lt;&lt; area(f_tuple) &lt;&lt; std::endl;<text:line-break/> <text:s text:c="7"/>}<text:line-break/> <text:s text:c="3"/>}<text:line-break/>}<text:line-break/></text:p>
      <text:p text:style-name="P12">CMakeLists.txt<text:line-break/></text:p>
      <text:p text:style-name="P9">project(lab4)</text:p>
      <text:p text:style-name="P9"/>
      <text:p text:style-name="P9">set(CMAKE_CXX_STANDARD 17)</text:p>
      <text:p text:style-name="P9"/>
      <text:p text:style-name="P9">add_executable(lab4</text:p>
      <text:p text:style-name="P6"><text:span text:style-name="T14"><text:s text:c="2"/></text:span><text:span text:style-name="T13">./lab4.cpp)</text:span></text:p>
      <text:p text:style-name="P9"/>
      <text:p text:style-name="P9">set(CMAKE_CXX_FLAGS</text:p>
      <text:p text:style-name="P6"><text:span text:style-name="T14"><text:s text:c="2"/></text:span><text:span text:style-name="T13">"${CMAKE_CXX_FLAGS} -Wall -Wextra")</text:span></text:p>
      <text:p text:style-name="P6"><text:span text:style-name="T14"><text:s text:c="2"/></text:span><text:span text:style-name="T13">"${CMAKE_CXX_FLAGS} -Wall -Wextra")</text:span></text:p>
      <text:p text:style-name="P9"/>
      <text:p text:style-name="P9"/>
      <text:p text:style-name="P9"/>
      <text:list xml:id="list160058377360987" text:continue-numbering="true" text:style-name="WW8Num2">
        <text:list-item>
          <text:p text:style-name="P28">Ссылка на репозиторий:</text:p>
        </text:list-item>
      </text:list>
      <text:p text:style-name="P15"><text:a xlink:type="simple" xlink:href="https://github.com/GitGood2000/oop_exercise_04" text:style-name="Internet_20_link" text:visited-style-name="Visited_20_Internet_20_Link"><text:span text:style-name="Internet_20_link"><text:span text:style-name="T13">https://github.com/GitGood2000/oop_exercise_04</text:span></text:span></text:a><text:span text:style-name="T5"><text:line-break/></text:span></text:p>
      <text:list xml:id="list160059448880840" text:continue-numbering="true" text:style-name="WW8Num2">
        <text:list-item>
          <text:p text:style-name="P22"><text:span text:style-name="T9">Набор </text:span><text:span text:style-name="T12">testcases:</text:span></text:p>
        </text:list-item>
      </text:list>
      <text:p text:style-name="P14"/>
      <text:p text:style-name="P13">test_00.test</text:p>
      <text:p text:style-name="P8">1</text:p>
      <text:p text:style-name="P8">0 2 2 2 2 0 0 0</text:p>
      <text:p text:style-name="P8">2</text:p>
      <text:p text:style-name="P8">1 7 4 7 4 2 1 2</text:p>
      <text:p text:style-name="P8">3</text:p>
      <text:p text:style-name="P8">2 4 6 4 7 1 1 1</text:p>
      <text:p text:style-name="P8">0</text:p>
      <text:p text:style-name="P8"/>
      <text:p text:style-name="P13">test_00.result</text:p>
      <text:p text:style-name="P8"><text:soft-page-break/>Square [0 2] [2 2] [2 0] [0 0]</text:p>
      <text:p text:style-name="P8">Center: [1 1]</text:p>
      <text:p text:style-name="P8">Area: 4</text:p>
      <text:p text:style-name="P8">Rectangle [1 7] [4 7] [4 2] [1 2]</text:p>
      <text:p text:style-name="P8">Center: [2.5 4.5]</text:p>
      <text:p text:style-name="P8">Area: 15</text:p>
      <text:p text:style-name="P8">Trapezoid [2 4] [6 4] [7 1] [1 1]</text:p>
      <text:p text:style-name="P8">Center: [4 2.5]</text:p>
      <text:p text:style-name="P8">Area: 15<text:line-break/></text:p>
      <text:p text:style-name="P13">test_01.test</text:p>
      <text:p text:style-name="P9">1</text:p>
      <text:p text:style-name="P9">0 2 2 3 3 1 1 0</text:p>
      <text:p text:style-name="P9">1</text:p>
      <text:p text:style-name="P9">1 3 4 6 7 3 4 0</text:p>
      <text:p text:style-name="P9">2</text:p>
      <text:p text:style-name="P9">0 2 4 4 5 2 1 0</text:p>
      <text:p text:style-name="P9">2</text:p>
      <text:p text:style-name="P9">1 3 7 5 8 2 2 0</text:p>
      <text:p text:style-name="P9">3</text:p>
      <text:p text:style-name="P9">0 3 3 5 6 5 0 1</text:p>
      <text:p text:style-name="P9">3</text:p>
      <text:p text:style-name="P9">1 5 7 3 5 1 2 2<text:line-break/>0<text:line-break/></text:p>
      <text:p text:style-name="P13">test_01.result</text:p>
      <text:p text:style-name="P9">Square [0 2] [2 3] [3 1] [1 0]</text:p>
      <text:p text:style-name="P9">Center: [1.5 1.5]</text:p>
      <text:p text:style-name="P9">Area: 5</text:p>
      <text:p text:style-name="P9">Square [1 3] [4 6] [7 3] [4 0]</text:p>
      <text:p text:style-name="P9">Center: [4 3]</text:p>
      <text:p text:style-name="P9">Area: 18</text:p>
      <text:p text:style-name="P9">Rectangle [0 2] [4 4] [5 2] [1 0]</text:p>
      <text:p text:style-name="P9">Center: [2.5 2]</text:p>
      <text:p text:style-name="P9">Area: 10</text:p>
      <text:p text:style-name="P9">Rectangle [1 3] [7 5] [8 2] [2 0]</text:p>
      <text:p text:style-name="P9">Center: [4.5 2.5]</text:p>
      <text:p text:style-name="P9">Area: 20</text:p>
      <text:p text:style-name="P9">Trapezoid [0 3] [3 5] [6 5] [0 1]</text:p>
      <text:p text:style-name="P9">Center: [2.25 3.5]</text:p>
      <text:p text:style-name="P9">Area: 7.5</text:p>
      <text:p text:style-name="P9">Trapezoid [1 5] [7 3] [5 1] [2 2]</text:p>
      <text:p text:style-name="P9">Center: [3.75 2.75]</text:p>
      <text:p text:style-name="P9">Area: 12</text:p>
      <text:p text:style-name="P15"/>
      <text:p text:style-name="P13">test_02.test</text:p>
      <text:p text:style-name="P8">1<text:line-break/>-1 1 0 2 1 1 0 0<text:line-break/>2<text:line-break/>-1 1 1 3 2 2 0 0<text:line-break/>3<text:line-break/>-1 1 0 2 2 2 0 0<text:line-break/>4<text:line-break/>-1 1 0 2 1 1 0 0<text:line-break/>4<text:line-break/>-1 1 1 3 2 2 0 0<text:line-break/>4<text:line-break/>-1 1 0 2 2 2 0 0<text:line-break/>0<text:line-break/></text:p>
      <text:p text:style-name="P8"/>
      <text:p text:style-name="P13">test_02.result</text:p>
      <text:p text:style-name="P16">Square [-1 1] [0 2] [1 1] [0 0]</text:p>
      <text:p text:style-name="P16">Center: [0 1]</text:p>
      <text:p text:style-name="P16"><text:soft-page-break/>Area: 2</text:p>
      <text:p text:style-name="P16">Rectangle [-1 1] [1 3] [2 2] [0 0]</text:p>
      <text:p text:style-name="P16">Center: [0.5 1.5]</text:p>
      <text:p text:style-name="P16">Area: 4</text:p>
      <text:p text:style-name="P16">Trapezoid [-1 1] [0 2] [2 2] [0 0]</text:p>
      <text:p text:style-name="P16">Center: [0.25 1.25]</text:p>
      <text:p text:style-name="P16">Area: 3</text:p>
      <text:p text:style-name="P16">Tuple (As Square) [-1 1] [0 2] [1 1] [0 0]</text:p>
      <text:p text:style-name="P16">Center: [0 1]</text:p>
      <text:p text:style-name="P16">Area: 2</text:p>
      <text:p text:style-name="P16">Tuple (As Rectangle) [-1 1] [1 3] [2 2] [0 0]</text:p>
      <text:p text:style-name="P16">Center: [0.5 1.5]</text:p>
      <text:p text:style-name="P16">Area: 4</text:p>
      <text:p text:style-name="P16">Tuple (As Trapezoid) [-1 1] [0 2] [2 2] [0 0]</text:p>
      <text:p text:style-name="P16">Center: [0.25 1.25]</text:p>
      <text:p text:style-name="P16">Area: 3</text:p>
      <text:p text:style-name="P16">Tuple [-1 1] [1 4] [5 8] [6 2]</text:p>
      <text:p text:style-name="P16">Center: [2.75 3.75]</text:p>
      <text:p text:style-name="P16">Area: 23.5<text:line-break/></text:p>
      <text:list xml:id="list160059835219663" text:continue-numbering="true" text:style-name="WW8Num2">
        <text:list-item>
          <text:p text:style-name="P22"><text:span text:style-name="T12">Результаты выполнения тестов</text:span><text:span text:style-name="T9">:</text:span></text:p>
        </text:list-item>
      </text:list>
      <text:p text:style-name="P8">user@PSB133S01ZFH:~/3sem_projects/oop_exercise_04/tests$ bash test.sh ../build/lab4</text:p>
      <text:p text:style-name="P8">Test test_00.test: SUCCESS</text:p>
      <text:p text:style-name="P8">Test test_01.test: SUCCESS</text:p>
      <text:p text:style-name="P8">Test test_02.test: SUCCESS</text:p>
      <text:p text:style-name="P8"/>
      <text:list xml:id="list160059659927985" text:continue-numbering="true" text:style-name="WW8Num2">
        <text:list-item>
          <text:p text:style-name="P22"><text:span text:style-name="T12">Объяснение результатов работы программы</text:span><text:span text:style-name="T9">:</text:span></text:p>
        </text:list-item>
      </text:list>
      <text:list xml:id="list773399743" text:style-name="WW8Num3">
        <text:list-item>
          <text:p text:style-name="P26">Программа выполняет определённые действия по введённым командам:</text:p>
          <text:list>
            <text:list-item>
              <text:p text:style-name="P26">0 — выход из программы;</text:p>
            </text:list-item>
            <text:list-item>
              <text:p text:style-name="P26">1,2,3 — создание фигуры(Квадрат, Прямоугольник, Трапеция соответственно), получение вершин через ввод, проверка, вывод данных вершин, вычисление центра и площади;</text:p>
            </text:list-item>
            <text:list-item>
              <text:p text:style-name="P26">4 — создание кортежа как производного четырёхугольника, получение вершин через ввод, проверка, вывод данных вершин, вычисление центра и площади;</text:p>
            </text:list-item>
          </text:list>
        </text:list-item>
        <text:list-item>
          <text:p text:style-name="P26">Шаблонная функция print() печатает координаты всех точек данной фигуры или кортежа. Она определена для моих фигур и tuple. Во втором случае все дело вычисляется рекурсивно. </text:p>
        </text:list-item>
        <text:list-item>
          <text:p text:style-name="P26">Функция center() возвращает точку с x –деление суммы иксов всех точек данной фигуры на их количество, у – аналогично х. Она определена для моих фигур и tuple. Во втором случае все дело вычисляется рекурсивно;</text:p>
        </text:list-item>
        <text:list-item>
          <text:p text:style-name="P24"><text:span text:style-name="T10">Функция </text:span><text:span text:style-name="T13">area</text:span><text:span text:style-name="T10">() вычисляет площадь данной фигуры или совокупности точек в кортеже в зависимости от типа фигуры по методу Гаусса (формула землемера, метод шунтирования) и возвращает это значение. </text:span></text:p>
        </text:list-item>
      </text:list>
      <text:p text:style-name="P7"/>
      <text:list xml:id="list160060020243519" text:continue-list="list160059659927985" text:style-name="WW8Num2">
        <text:list-item>
          <text:p text:style-name="P23"><text:span text:style-name="T9">Вывод:</text:span><text:span text:style-name="T10"> 1)</text:span><text:span text:style-name="T9"> </text:span><text:span text:style-name="T10">Ознакомились с шаблонами и кортежами в </text:span><text:span text:style-name="T13">C++ </text:span><text:span text:style-name="T10">и усвоили навык работы с ними; </text:span></text:p>
          <text:p text:style-name="P27">2) Написана программа, производящая операции с помощью шаблонов и работающая с кортежами.</text:p>
        </text:list-item>
      </text:list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Arial" svg:font-family="Arial" style:font-family-generic="swiss"/>
    <style:font-face style:name="Courier New2" svg:font-family="'Courier New'" style:font-pitch="variable"/>
    <style:font-face style:name="Open Sans" svg:font-family="'Open Sans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padding="0cm" fo:border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false" fo:line-height="100%" fo:padding-left="0cm" fo:padding-right="0cm" fo:padding-top="0cm" fo:padding-bottom="0.141cm" fo:border-left="none" fo:border-right="none" fo:border-top="none" fo:border-bottom="0.99pt solid #4472c4"/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Balloon_20_text" style:display-name="Balloon text" style:family="paragraph">
      <style:paragraph-properties fo:orphans="2" fo:widows="2" fo:hyphenation-ladder-count="no-limit" fo:padding="0cm" fo:border="none"/>
      <style:text-properties style:use-window-font-color="true" style:font-name="Tahoma" fo:font-family="Tahoma" style:font-family-generic="swiss" style:font-pitch="variable" fo:font-size="8pt" fo:language="ru" fo:country="RU" style:font-name-asian="Times New Roman" style:font-family-asian="'Times New Roman'" style:font-family-generic-asian="roman" style:font-pitch-asian="variable" style:font-size-asian="8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Standard" style:next-style-name="Standard" style:class="chapter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472c4"/>
      <style:text-properties fo:color="#4472c4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Open Sans" style:font-family-asian="'Open Sans'" style:font-pitch-asian="variable" style:font-size-asian="11pt" style:language-asian="ru" style:country-asian="RU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able_20_Grid" style:display-name="Table Grid" style:family="paragraph" style:parent-style-name="DocumentMap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Preformatted" style:display-name="HTML Preformatted" style:family="paragraph" style:parent-style-name="Standard">
      <style:paragraph-properties fo:text-align="start" style:justify-single-word="false" fo:orphans="2" fo:widows="2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SimSun" style:font-family-asian="NSimSun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0pt" fo:language="ru" fo:country="RU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3z1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WW8Num3z2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Заголовок_20_3_20_Знак" style:display-name="Заголовок 3 Знак" style:family="text"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Заголовок_20_4_20_Знак" style:display-name="Заголовок 4 Знак" style:family="text"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Заголовок_20_5_20_Знак" style:display-name="Заголовок 5 Знак" style:family="text"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Заголовок_20_6_20_Знак" style:display-name="Заголовок 6 Знак" style:family="text"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Заголовок_20_7_20_Знак" style:display-name="Заголовок 7 Знак" style:family="text"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Заголовок_20_8_20_Знак" style:display-name="Заголовок 8 Знак" style:family="text"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Заголовок_20_9_20_Знак" style:display-name="Заголовок 9 Знак" style:family="text"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Заголовок_20_Знак" style:display-name="Заголовок Знак" style:family="text"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Подзаголовок_20_Знак" style:display-name="Подзаголовок Знак" style:family="text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Цитата_20_2_20_Знак" style:display-name="Цитата 2 Знак" style:family="text">
      <style:text-properties fo:color="#000000" fo:font-style="italic" style:font-style-asian="italic" style:font-style-complex="italic"/>
    </style:style>
    <style:style style:name="Выделенная_20_цитата_20_Знак" style:display-name="Выделенная цитата Знак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ed7d31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ed7d31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Текст_20_Знак" style:display-name="Текст Знак" style:family="text"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72c4" fo:font-style="italic" fo:font-weight="bold" style:font-style-asian="italic" style:font-weight-asian="bold" style:font-style-complex="italic" style:font-weight-complex="bold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HTML_20_Typewriter" style:display-name="HTML Typewriter" style:family="text" style:parent-style-name="Default_20_Paragraph_20_Font">
      <style:text-properties style:font-name="Courier New1" fo:font-family="'Courier New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fo:background-color="#ffffff" style:font-size-asian="10pt" style:font-name-complex="Times New Roman" style:font-family-complex="'Times New Roman'" style:font-family-generic-complex="roman" style:font-pitch-complex="variable"/>
    </style:style>
    <style:style style:name="Teletype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z3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z4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z5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z6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z7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z8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initial-creator>Гость</meta:initial-creator>
    <meta:creation-date>2018-09-13T19:05:00</meta:creation-date>
    <dc:date>2019-12-23T16:00:34.456044570</dc:date>
    <meta:print-date>1995-11-21T17:41:00</meta:print-date>
    <meta:editing-cycles>69</meta:editing-cycles>
    <meta:editing-duration>P1DT2H31M17S</meta:editing-duration>
    <meta:generator>LibreOffice/6.0.7.3$Linux_X86_64 LibreOffice_project/00m0$Build-3</meta:generator>
    <meta:document-statistic meta:table-count="1" meta:image-count="0" meta:object-count="0" meta:page-count="11" meta:paragraph-count="295" meta:word-count="1985" meta:character-count="15587" meta:non-whitespace-character-count="12562"/>
  </office:meta>
</office:document-meta>
</file>